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799in"/>
    </style:style>
    <style:style style:name="co2" style:family="table-column">
      <style:table-column-properties fo:break-before="auto" style:column-width="0.9693in"/>
    </style:style>
    <style:style style:name="co3" style:family="table-column">
      <style:table-column-properties fo:break-before="auto" style:column-width="2.1189in"/>
    </style:style>
    <style:style style:name="co4" style:family="table-column">
      <style:table-column-properties fo:break-before="auto" style:column-width="0.4862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1.0874in"/>
    </style:style>
    <style:style style:name="co8" style:family="table-column">
      <style:table-column-properties fo:break-before="auto" style:column-width="0.5189in"/>
    </style:style>
    <style:style style:name="co9" style:family="table-column">
      <style:table-column-properties fo:break-before="auto" style:column-width="2.9571in"/>
    </style:style>
    <style:style style:name="co10" style:family="table-column">
      <style:table-column-properties fo:break-before="auto" style:column-width="0.7984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Risk_20_summary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28in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>
      <style:table-cell-properties fo:background-color="#579d1c" fo:padding="0.028in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ackground-color="#ffd320" fo:padding="0.028in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>
      <style:table-cell-properties fo:background-color="#ff420e" fo:padding="0.028in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ackground-color="#579d1c" fo:padding="0.028in"/>
    </style:style>
    <style:style style:name="ce10" style:family="table-cell" style:parent-style-name="Default" style:data-style-name="N1">
      <style:table-cell-properties fo:padding="0.028in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fo:padding="0.028in"/>
    </style:style>
    <style:style style:name="ce12" style:family="table-cell" style:parent-style-name="Default" style:data-style-name="N1">
      <style:table-cell-properties fo:background-color="#ffd320" fo:padding="0.028in"/>
    </style:style>
    <style:style style:name="ce13" style:family="table-cell" style:parent-style-name="Default" style:data-style-name="N1">
      <style:table-cell-properties fo:background-color="#ff420e" fo:padding="0.028in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padding="0.028in"/>
    </style:style>
    <style:style style:name="ce16" style:family="table-cell" style:parent-style-name="Default">
      <style:table-cell-properties fo:background-color="#00ffff" fo:padding="0.028in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fo:background-color="#00ffff" fo:padding="0.028in"/>
    </style:style>
    <style:style style:name="ce18" style:family="table-cell" style:parent-style-name="Default" style:data-style-name="N10">
      <style:table-cell-properties fo:background-color="#00ffff" fo:padding="0.028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ummary" table:style-name="ta1">
        <office:forms form:automatic-focus="false" form:apply-design-mode="false"/>
        <table:shapes>
          <draw:frame draw:z-index="0" draw:name="Chart 1" draw:style-name="gr1" svg:width="6.2992in" svg:height="3.5429in" svg:x="5.8374in" svg:y="0.6433in">
            <draw:object draw:notify-on-update-of-ranges="Summary.C1:Summary.C1 Summary.C2:Summary.C8 Summary.B2:Summary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Work days</text:p>
          </table:table-cell>
          <table:table-cell table:style-name="ce1" office:value-type="string">
            <text:p>Probability of completion</text:p>
          </table:table-cell>
          <table:table-cell/>
          <table:table-cell table:style-name="ce16" office:value-type="string">
            <text:p>After</text:p>
          </table:table-cell>
          <table:table-cell table:style-name="ce17" table:formula="of:=[.B5]" office:value-type="float" office:value="0">
            <text:p>#REF!</text:p>
          </table:table-cell>
          <table:table-cell table:style-name="ce16" office:value-type="string">
            <text:p>days, there is</text:p>
          </table:table-cell>
          <table:table-cell table:style-name="ce18" table:formula="of:=NORMDIST([.F1];[.$B$12];[.$B$13];1)" office:value-type="percentage" office:value="0">
            <text:p>#REF!</text:p>
          </table:table-cell>
          <table:table-cell table:style-name="ce16" office:value-type="string">
            <text:p>chance that the project will be complet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est case (Likely – 3 StdDiv)</text:p>
          </table:table-cell>
          <table:table-cell table:style-name="ce9" table:formula="of:=[.$B$12]-3*[.$B$13]" office:value-type="float" office:value="0">
            <text:p>#REF!</text:p>
          </table:table-cell>
          <table:table-cell table:style-name="ce2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ikely – 2 StdDiv</text:p>
          </table:table-cell>
          <table:table-cell table:style-name="ce10" table:formula="of:=[.$B$12]-2*[.$B$13]" office:value-type="float" office:value="0">
            <text:p>#REF!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ikely – 1 StdDiv</text:p>
          </table:table-cell>
          <table:table-cell table:style-name="ce11" table:formula="of:=[.$B$12]-[.$B$13]" office:value-type="float" office:value="0">
            <text:p>#REF!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kely</text:p>
          </table:table-cell>
          <table:table-cell table:style-name="ce12" table:formula="of:=[.$B$12]" office:value-type="float" office:value="0">
            <text:p>#REF!</text:p>
          </table:table-cell>
          <table:table-cell table:style-name="ce4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ikely + 1 StdDiv</text:p>
          </table:table-cell>
          <table:table-cell table:style-name="ce10" table:formula="of:=[.$B$12]+[.$B$13]" office:value-type="float" office:value="0">
            <text:p>#REF!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ikely + 2 StdDiv</text:p>
          </table:table-cell>
          <table:table-cell table:style-name="ce10" table:formula="of:=[.$B$12]+2*[.$B$13]" office:value-type="float" office:value="0">
            <text:p>#REF!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Worst case (Likely + 3 StdDiv)</text:p>
          </table:table-cell>
          <table:table-cell table:style-name="ce13" table:formula="of:=[.$B$12]+3*[.$B$13]" office:value-type="float" office:value="0">
            <text:p>#REF!</text:p>
          </table:table-cell>
          <table:table-cell table:style-name="ce5" office:value-type="float" office:value="99">
            <text:p>9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>
            <text:p>Mean</text:p>
          </table:table-cell>
          <table:table-cell table:style-name="ce14" table:number-matrix-columns-spanned="1" table:number-matrix-rows-spanned="1" table:formula="of:=SUM(([#REF!]+3*[#REF!]+[#REF!])/5)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StdDiv</text:p>
          </table:table-cell>
          <table:table-cell table:style-name="ce14" table:formula="of:=SQRT([.B15])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StdDiv % of Mean</text:p>
          </table:table-cell>
          <table:table-cell table:style-name="ce15" table:formula="of:=[.B13]/[.B12]" office:value-type="percentage" office:value="0">
            <text:p>#REF!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Sum varience</text:p>
          </table:table-cell>
          <table:table-cell table:style-name="ce14" table:formula="of:=SUM([#REF!])" office:value-type="float" office:value="0">
            <text:p>#REF!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Summary.$A$1" table:expression="NA()"/>
          <table:named-expression table:name="Excel_BuiltIn_Sheet_Title" table:base-cell-address="$Summary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4P0" style:volatile="true">
      <number:currency-symbol>kr</number:currency-symbol>
      <number:text> </number:text>
      <number:number number:decimal-places="0" number:min-integer-digits="1" number:grouping="true"/>
    </number:currency-style>
    <number:currency-style style:name="N124">
      <number:text>-</number:text>
      <number:currency-symbol>kr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number-style style:name="N125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Sans" style:font-name-asian="Droid Sans Fallback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1in" fo:margin-top="1in" fo:margin-bottom="1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.1563in"/>
      </style:header-style>
      <style:footer-style>
        <style:header-footer-properties fo:min-height="0.2953in" fo:margin-left="0in" fo:margin-right="0in" fo:margin-top="0.1563in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]</text:span></text:p>
      </style:footer>
      <style:footer-left style:display="false">
        <text:p><text:span text:style-name="MT1">page]</text:span></text:p>
      </style:footer-left>
    </style:master-page>
    <style:master-page style:name="PageStyle_5f_Risk_20_summary" style:display-name="PageStyle_Risk summary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]</text:span></text:p>
      </style:footer>
      <style:footer-left style:display="false">
        <text:p><text:span text:style-name="MT1">page]</text:span></text:p>
      </style:footer-left>
    </style:master-page>
    <style:master-page style:name="PageStyle_5f_Risk_20_data" style:display-name="PageStyle_Risk data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]</text:span></text:p>
      </style:footer>
      <style:footer-left style:display="false">
        <text:p><text:span text:style-name="MT1">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s</dc:title>
    <meta:initial-creator>Oliver Fields</meta:initial-creator>
    <meta:creation-date>2012-11-14T15:18:47</meta:creation-date>
    <dc:creator>Oliver Fields</dc:creator>
    <dc:date>2013-09-10T20:18:58</dc:date>
    <meta:editing-cycles>10</meta:editing-cycles>
    <meta:editing-duration>P24DT3H44M52S</meta:editing-duration>
    <meta:generator>LibreOffice/3.5$Linux_X86_64 LibreOffice_project/350m1$Build-2</meta:generator>
    <meta:document-statistic meta:table-count="1" meta:cell-count="37" meta:object-count="1"/>
    <meta:user-defined meta:name="meta:initial-creator">Oliver Fields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family="Arial"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/>
    </style:style>
    <style:style style:name="ch4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1a1a1a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1a1a1a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 chart:tick-mark-position="at-axis"/>
      <style:graphic-properties svg:stroke-color="#b3b3b3"/>
      <style:text-properties fo:color="#1a1a1a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1a1a1a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6.001cm" svg:height="9cm" xlink:href=".." xlink:type="simple" chart:class="chart:scatter" chart:style-name="ch1">
        <chart:title svg:x="4.543cm" svg:y="0.316cm" chart:style-name="ch2">
          <text:p>Project complete on time estimate</text:p>
        </chart:title>
        <chart:plot-area chart:style-name="ch3" table:cell-range-address="Summary.B2:Summary.C8 Summary.C1:Summary.C1" chart:data-source-has-labels="row" svg:x="1.331cm" svg:y="1.635cm" svg:width="14.03cm" svg:height="6.204cm">
          <chartooo:coordinate-region svg:x="2.138cm" svg:y="1.834cm" svg:width="13.129cm" svg:height="5.358cm"/>
          <chart:axis chart:dimension="x" chart:name="primary-x" chart:style-name="ch4">
            <chart:title svg:x="7.535cm" svg:y="8.019cm" chart:style-name="ch5">
              <text:p>Work days</text:p>
            </chart:title>
          </chart:axis>
          <chart:axis chart:dimension="y" chart:name="primary-y" chart:style-name="ch6">
            <chart:title svg:x="0.451cm" svg:y="6.527cm" chart:style-name="ch7">
              <text:p>Probabilty of completion</text:p>
            </chart:title>
            <chart:grid chart:style-name="ch8" chart:class="major"/>
          </chart:axis>
          <chart:series chart:style-name="ch9" chart:values-cell-range-address="Summary.C2:Summary.C8" chart:label-cell-address="Summary.C1:Summary.C1" chart:class="chart:scatter">
            <chart:domain table:cell-range-address="Summary.B2:Summary.B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bability of completion</text:p>
                <draw:g>
                  <svg:desc>Summary.C1:Summa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ummary.B2:Summary.B8</svg:desc>
                </draw:g>
              </table:table-cell>
              <table:table-cell office:value-type="float" office:value="1">
                <text:p>1</text:p>
                <draw:g>
                  <svg:desc>Summary.C2:Summary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